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bf9a1" officeooo:paragraph-rsid="000bf9a1"/>
    </style:style>
    <style:style style:name="P2" style:family="paragraph" style:parent-style-name="Standard">
      <style:text-properties officeooo:rsid="000dd14a" officeooo:paragraph-rsid="000bf9a1"/>
    </style:style>
    <style:style style:name="P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12cf24"/>
    </style:style>
    <style:style style:name="T2" style:family="text">
      <style:text-properties officeooo:rsid="00101182"/>
    </style:style>
    <style:style style:name="gr1" style:family="graphic">
      <style:graphic-properties fo:border="solid" loext:decorative="fals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current-value="Enter text please...." form:value="Enter text please....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eck</text:span>: <loext:content-control loext:checkbox="true" loext:checked-state="☒" loext:unchecked-state="☐"><text:span text:style-name="T1">☐</text:span></loext:content-control></text:p>
      <text:p text:style-name="P1">Choice: <loext:content-control loext:combobox="true"><loext:list-item loext:display-text="AAAA" loext:value="1"/><loext:list-item loext:display-text="BBB" loext:value="2"/><loext:list-item loext:display-text="CCCC" loext:value="3"/><loext:list-item loext:display-text="DDDDDDD" loext:value="4"/>Select</loext:content-control></text:p>
      <text:p text:style-name="P1">Text:<text:span text:style-name="T2"> <text:s text:c="4"/></text:span><text:s/><loext:content-control loext:plain-text="true">Enter text...</loext:content-control></text:p>
      <text:p text:style-name="P2"><draw:control text:anchor-type="paragraph" draw:z-index="0" draw:name="Control 1" draw:style-name="gr1" draw:text-style-name="P3" svg:width="11.025cm" svg:height="0.971cm" svg:x="-0.157cm" svg:y="1.771cm" draw:control="control1"/><loext:content-control loext:showing-place-holder="true"/><text:span text:style-name="T1">R</text:span>ich: <loext:content-control loext:showing-place-holder="true"/><text:span text:style-name="T2"><text:s text:c="4"/></text:span><loext:content-control>Rich text... text....</loext:content-control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l" fo:country="SI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6:18:54.639338645</meta:creation-date>
    <dc:title>Default</dc:title>
    <meta:editing-cycles>7</meta:editing-cycles>
    <meta:generator>LibreOffice/24.8.3.2$Linux_X86_64 LibreOffice_project/480$Build-2</meta:generator>
    <meta:editing-duration>PT10M28S</meta:editing-duration>
    <meta:initial-creator>First Last</meta:initial-creator>
    <dc:date>2024-12-03T16:29:24.362321458</dc:date>
    <dc:creator>First Last</dc:creator>
    <meta:print-date>2024-12-03T16:26:59.657429164</meta:print-date>
    <meta:printed-by>PDF files: First Last</meta:printed-by>
    <meta:document-statistic meta:table-count="0" meta:image-count="0" meta:object-count="0" meta:page-count="1" meta:paragraph-count="4" meta:word-count="11" meta:character-count="84" meta:non-whitespace-character-count="61"/>
    <meta:template xlink:type="simple" xlink:actuate="onRequest" xlink:title="Default" xlink:href="../../../usr/lib64/libreoffice/share/template/common/styles/Default.ott" meta:date="2024-12-03T16:18:53.212094856"/>
  </office:meta>
</office:document-meta>
</file>